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fo:font-weight="bold" officeooo:rsid="0015f616" officeooo:paragraph-rsid="0015f616" style:font-size-asian="18pt" style:font-weight-asian="bold" style:font-size-complex="18pt" style:font-weight-complex="bold"/>
    </style:style>
    <style:style style:name="P2" style:family="paragraph" style:parent-style-name="Standard">
      <style:text-properties fo:font-size="12pt" fo:font-weight="normal" officeooo:rsid="0015f616" officeooo:paragraph-rsid="0015f616" style:font-size-asian="10.5pt" style:font-weight-asian="normal" style:font-size-complex="12pt" style:font-weight-complex="normal"/>
    </style:style>
    <style:style style:name="P3" style:family="paragraph" style:parent-style-name="Standard">
      <style:text-properties fo:font-size="12pt" fo:font-weight="normal" officeooo:rsid="00156184" officeooo:paragraph-rsid="0015f616" style:font-size-asian="10.5pt" style:font-weight-asian="normal" style:font-size-complex="12pt" style:font-weight-complex="normal"/>
    </style:style>
    <style:style style:name="P4" style:family="paragraph" style:parent-style-name="Standard">
      <style:text-properties fo:font-size="12pt" fo:font-weight="normal" officeooo:rsid="00166521" officeooo:paragraph-rsid="00166521" style:font-size-asian="10.5pt" style:font-weight-asian="normal" style:font-size-complex="12pt" style:font-weight-complex="normal"/>
    </style:style>
    <style:style style:name="P5" style:family="paragraph" style:parent-style-name="Standard">
      <style:text-properties fo:font-size="12pt" fo:font-weight="normal" officeooo:rsid="00166521" officeooo:paragraph-rsid="001728c7" style:font-size-asian="10.5pt" style:font-weight-asian="normal" style:font-size-complex="12pt" style:font-weight-complex="normal"/>
    </style:style>
    <style:style style:name="P6" style:family="paragraph" style:parent-style-name="Standard">
      <style:text-properties officeooo:rsid="00156184" officeooo:paragraph-rsid="0015f616"/>
    </style:style>
    <style:style style:name="P7" style:family="paragraph" style:parent-style-name="Standard" style:list-style-name="L1">
      <style:text-properties officeooo:rsid="00156184" officeooo:paragraph-rsid="0015f616"/>
    </style:style>
    <style:style style:name="P8" style:family="paragraph" style:parent-style-name="Standard" style:list-style-name="L1">
      <style:text-properties fo:font-size="12pt" fo:font-weight="normal" officeooo:rsid="00156184" officeooo:paragraph-rsid="0015f616" style:font-size-asian="10.5pt" style:font-weight-asian="normal" style:font-size-complex="12pt" style:font-weight-complex="normal"/>
    </style:style>
    <style:style style:name="P9" style:family="paragraph" style:parent-style-name="Standard" style:list-style-name="L2">
      <style:text-properties fo:font-size="12pt" fo:font-weight="normal" officeooo:rsid="00166521" officeooo:paragraph-rsid="00166521" style:font-size-asian="10.5pt" style:font-weight-asian="normal" style:font-size-complex="12pt" style:font-weight-complex="normal"/>
    </style:style>
    <style:style style:name="P10" style:family="paragraph" style:parent-style-name="Standard" style:list-style-name="L2">
      <style:text-properties fo:font-size="12pt" fo:font-weight="bold" officeooo:rsid="0017cadb" officeooo:paragraph-rsid="0017cadb" style:font-size-asian="10.5pt" style:font-weight-asian="bold" style:font-size-complex="12pt" style:font-weight-complex="bold"/>
    </style:style>
    <style:style style:name="P11" style:family="paragraph" style:parent-style-name="Standard" style:list-style-name="L2">
      <style:text-properties fo:font-size="12pt" fo:font-weight="bold" officeooo:rsid="0019abb1" officeooo:paragraph-rsid="0019abb1" style:font-size-asian="10.5pt" style:font-weight-asian="bold" style:font-size-complex="12pt" style:font-weight-complex="bold"/>
    </style:style>
    <style:style style:name="P12" style:family="paragraph" style:parent-style-name="Standard">
      <style:text-properties fo:font-size="12pt" fo:font-weight="bold" officeooo:rsid="0019abb1" officeooo:paragraph-rsid="0019abb1" style:font-size-asian="10.5pt" style:font-weight-asian="bold" style:font-size-complex="12pt" style:font-weight-complex="bold"/>
    </style:style>
    <style:style style:name="P13" style:family="paragraph" style:parent-style-name="Standard" style:list-style-name="L2">
      <style:text-properties fo:font-size="12pt" fo:font-weight="bold" officeooo:rsid="001b9caa" officeooo:paragraph-rsid="001b9caa" style:font-size-asian="10.5pt" style:font-weight-asian="bold" style:font-size-complex="12pt" style:font-weight-complex="bold"/>
    </style:style>
    <style:style style:name="P14" style:family="paragraph" style:parent-style-name="Standard" style:master-page-name="">
      <loext:graphic-properties draw:fill="none"/>
      <style:paragraph-properties fo:margin-left="2in" fo:margin-right="0in" fo:text-indent="0in" style:auto-text-indent="false" style:page-number="auto" fo:background-color="transparent"/>
      <style:text-properties fo:font-size="12pt" fo:font-weight="bold" officeooo:rsid="001b9caa" officeooo:paragraph-rsid="001b9caa" style:font-size-asian="10.5pt" style:font-weight-asian="bold" style:font-size-complex="12pt" style:font-weight-complex="bold"/>
    </style:style>
    <style:style style:name="P15" style:family="paragraph" style:parent-style-name="Standard" style:list-style-name="L2" style:master-page-name="">
      <loext:graphic-properties draw:fill="none"/>
      <style:paragraph-properties fo:margin-left="2in" fo:margin-right="0in" fo:text-indent="0in" style:auto-text-indent="false" style:page-number="auto" fo:background-color="transparent"/>
      <style:text-properties fo:font-size="12pt" fo:font-weight="bold" officeooo:rsid="001b9caa" officeooo:paragraph-rsid="001b9caa" style:font-size-asian="10.5pt" style:font-weight-asian="bold" style:font-size-complex="12pt" style:font-weight-complex="bold"/>
    </style:style>
    <style:style style:name="P16" style:family="paragraph" style:parent-style-name="Standard">
      <loext:graphic-properties draw:fill="none"/>
      <style:paragraph-properties fo:margin-left="2in" fo:margin-right="0in" fo:text-indent="0in" style:auto-text-indent="false" fo:background-color="transparent"/>
      <style:text-properties fo:font-size="12pt" fo:font-weight="bold" officeooo:rsid="001b9caa" officeooo:paragraph-rsid="001b9caa" style:font-size-asian="10.5pt" style:font-weight-asian="bold" style:font-size-complex="12pt" style:font-weight-complex="bold"/>
    </style:style>
    <style:style style:name="P17" style:family="paragraph" style:parent-style-name="Standard" style:list-style-name="L2">
      <loext:graphic-properties draw:fill="none"/>
      <style:paragraph-properties fo:margin-left="2in" fo:margin-right="0in" fo:text-indent="0in" style:auto-text-indent="false" fo:background-color="transparent"/>
      <style:text-properties fo:font-size="12pt" fo:font-weight="bold" officeooo:rsid="001b9caa" officeooo:paragraph-rsid="001b9caa" style:font-size-asian="10.5pt" style:font-weight-asian="bold" style:font-size-complex="12pt" style:font-weight-complex="bold"/>
    </style:style>
    <style:style style:name="T1" style:family="text">
      <style:text-properties officeooo:rsid="00166521"/>
    </style:style>
    <style:style style:name="T2" style:family="text">
      <style:text-properties officeooo:rsid="001665d6"/>
    </style:style>
    <style:style style:name="T3" style:family="text">
      <style:text-properties officeooo:rsid="001728c7"/>
    </style:style>
    <style:style style:name="T4" style:family="text">
      <style:text-properties fo:font-weight="bold" style:font-weight-asian="bold" style:font-weight-complex="bold"/>
    </style:style>
    <style:style style:name="T5" style:family="text">
      <style:text-properties fo:font-weight="bold" officeooo:rsid="001728c7" style:font-weight-asian="bold" style:font-weight-complex="bold"/>
    </style:style>
    <style:style style:name="T6" style:family="text">
      <style:text-properties fo:font-weight="bold" officeooo:rsid="001665d6"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9abb1" style:font-weight-asian="normal" style:font-weight-complex="normal"/>
    </style:style>
    <style:style style:name="T9" style:family="text">
      <style:text-properties fo:font-weight="normal" officeooo:rsid="001b9caa"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Documentation:</text:p>
      <text:p text:style-name="P1"/>
      <text:p text:style-name="P6">What you did in a formal way. Document your software.</text:p>
      <text:list xml:id="list5654194879496529734" text:style-name="L1">
        <text:list-item>
          <text:p text:style-name="P7">Purpose of the software</text:p>
        </text:list-item>
        <text:list-item>
          <text:p text:style-name="P7">Design:</text:p>
          <text:list>
            <text:list-item>
              <text:p text:style-name="P7"><text:s/>Scanner consists of classes (list classes and their purpose/ implementation)</text:p>
            </text:list-item>
            <text:list-item>
              <text:p text:style-name="P7">How do different parts work interact<text:tab/></text:p>
            </text:list-item>
          </text:list>
        </text:list-item>
        <text:list-item>
          <text:p text:style-name="P8">Limitations/Extensions</text:p>
        </text:list-item>
      </text:list>
      <text:p text:style-name="P3"/>
      <text:p text:style-name="P2">This scanner is designed to take in a file written in the PL language and output a separate file <text:span text:style-name="T1">of sequential tokens discovered in the original file. The way this scanner accomplishes this is by only reading forward until it sees a white space. The string that is read in is then evaluated to be a Token. That Token is output to the new file. </text:span></text:p>
      <text:list xml:id="list5403476444403701850" text:style-name="L2">
        <text:list-item>
          <text:p text:style-name="P9">Purpose of the software is to create an intermediate code that is readable by the parser, or the next stage of compiler. As such we grouped Tokens together to be used by the parser, and removed any white space or comments in the original program.</text:p>
        </text:list-item>
        <text:list-item>
          <text:p text:style-name="P9">Design:</text:p>
          <text:list>
            <text:list-item>
              <text:p text:style-name="P9">Classes:</text:p>
              <text:list>
                <text:list-item>
                  <text:p text:style-name="P9"><text:span text:style-name="T4">Token</text:span>: <text:s/><text:span text:style-name="T2">The token is the most basic class to analyze. It has two member variables, and just a handful of functions.</text:span></text:p>
                </text:list-item>
              </text:list>
            </text:list-item>
          </text:list>
        </text:list-item>
      </text:list>
      <text:p text:style-name="P4"><text:tab/><text:tab/><text:tab/><text:span text:style-name="T2">Member variables: </text:span></text:p>
      <text:p text:style-name="P4"><text:tab/><text:tab/><text:tab/><text:tab/><text:span text:style-name="T6">sname</text:span><text:span text:style-name="T2">: this is of symbol type and denotes the type of token</text:span></text:p>
      <text:p text:style-name="P4"><text:tab/><text:tab/><text:tab/><text:tab/><text:span text:style-name="T5">svalue</text:span><text:span text:style-name="T3">: This is actually a struct of attval. The attvalue displays the <text:tab/><text:tab/><text:tab/><text:tab/><text:tab/><text:tab/>attributes associated with the token, the integer value the token <text:tab/><text:tab/><text:tab/><text:tab/><text:tab/><text:tab/>holds and the lexeme of the token</text:span></text:p>
      <text:p text:style-name="P4"><text:tab/><text:tab/><text:tab/><text:span text:style-name="T3">Functions:</text:span></text:p>
      <text:p text:style-name="P4"><text:tab/><text:tab/><text:tab/><text:tab/><text:span text:style-name="T5">Token()</text:span><text:span text:style-name="T3">: Default constructor – sets to sname to NONAME; sets the <text:tab/><text:tab/><text:tab/><text:tab/><text:tab/>svalue.value to -1 and the svalue.lexeme to the empty string</text:span></text:p>
      <text:p text:style-name="P4"><text:tab/><text:tab/><text:tab/><text:tab/><text:span text:style-name="T5">~Token()</text:span><text:span text:style-name="T3">: Default Deconstructor – isn’t used yet</text:span></text:p>
      <text:p text:style-name="P4"><text:tab/><text:tab/><text:tab/><text:tab/><text:span text:style-name="T5">Token&amp; operator=(const Token&amp; t)</text:span><text:span text:style-name="T3">: overloaded copy operator assigns <text:tab/><text:tab/><text:tab/><text:tab/><text:tab/>the member variables of the right side to the left side</text:span></text:p>
      <text:p text:style-name="P5"><text:span text:style-name="T3"><text:tab/><text:tab/><text:tab/><text:tab/></text:span><text:span text:style-name="T5">insert(ostream &amp;os)</text:span><text:span text:style-name="T3">: formats the way Token would be ouptuted for the <text:tab/><text:tab/><text:tab/><text:tab/><text:tab/>outputstream</text:span></text:p>
      <text:p text:style-name="P4"><text:tab/><text:tab/><text:tab/><text:tab/><text:span text:style-name="T3">GETTERS:</text:span></text:p>
      <text:p text:style-name="P4"><text:tab/><text:tab/><text:tab/><text:tab/><text:span text:style-name="T5">getSymbol()</text:span><text:span text:style-name="T3">: returns the sname</text:span></text:p>
      <text:p text:style-name="P4"><text:tab/><text:tab/><text:tab/><text:tab/><text:span text:style-name="T5">getValue()</text:span><text:span text:style-name="T3">: returns the integer value in struct attval</text:span></text:p>
      <text:p text:style-name="P4"><text:tab/><text:tab/><text:tab/><text:tab/><text:span text:style-name="T5">getLexeme()</text:span><text:span text:style-name="T3">: returns the string lexeme in struct attval</text:span></text:p>
      <text:list xml:id="list203242656785080" text:continue-numbering="true" text:style-name="L2">
        <text:list-item>
          <text:list>
            <text:list-item>
              <text:list>
                <text:list-item>
                  <text:p text:style-name="P10">SymTable: <text:span text:style-name="T8">The symbol table class is a class around an array of tokens. This array stores the different reserved words in the language as well as any new identifiers that the user creates in PL.</text:span></text:p>
                  <text:list>
                    <text:list-item>
                      <text:list>
                        <text:list-header>
                          <text:p text:style-name="P11"><text:span text:style-name="T7">Member Variable:</text:span></text:p>
                          <text:list>
                            <text:list-item>
                              <text:list>
                                <text:list-header>
                                  <text:p text:style-name="P11">occupied<text:span text:style-name="T7">: an integer that stores the running total of all indexes filled</text:span></text:p>
                                  <text:p text:style-name="P11">vector&lt;Token&gt; htable:<text:span text:style-name="T7"> The hashtable that holds all the values. Created as a vector of type Token in order to store more information</text:span></text:p>
                                </text:list-header>
                              </text:list>
                            </text:list-item>
                          </text:list>
                        </text:list-header>
                      </text:list>
                    </text:list-item>
                  </text:list>
                </text:list-item>
              </text:list>
            </text:list-item>
          </text:list>
        </text:list-item>
      </text:list>
      <text:p text:style-name="P12"><text:span text:style-name="T7"><text:tab/><text:tab/><text:tab/>Global Variable:</text:span></text:p>
      <text:p text:style-name="P12"><text:span text:style-name="T7"><text:tab/><text:tab/><text:tab/><text:tab/></text:span>SYMTABLESIZE<text:span text:style-name="T7">: defined here as 307 we could change it if desired</text:span></text:p>
      <text:p text:style-name="P12"><text:span text:style-name="T7"><text:tab/><text:tab/><text:tab/>Member Function:</text:span></text:p>
      <text:list xml:id="list203241878591857" text:continue-numbering="true" text:style-name="L2">
        <text:list-item>
          <text:list>
            <text:list-item>
              <text:list>
                <text:list-item>
                  <text:list>
                    <text:list-item>
                      <text:list>
                        <text:list-item>
                          <text:list>
                            <text:list-item>
                              <text:list>
                                <text:list-header>
                                  <text:p text:style-name="P11"><text:soft-page-break/>hashfn(string s):<text:span text:style-name="T7"> The hash function is how we calculate the index for a string. The parameter s computes what index the string will belong to. Only called by insert() or search()</text:span></text:p>
                                </text:list-header>
                              </text:list>
                            </text:list-item>
                          </text:list>
                        </text:list-item>
                      </text:list>
                    </text:list-item>
                  </text:list>
                </text:list-item>
              </text:list>
            </text:list-item>
          </text:list>
        </text:list-item>
      </text:list>
      <text:p text:style-name="P12"><text:span text:style-name="T7"><text:tab/><text:tab/><text:tab/>Functions:</text:span></text:p>
      <text:p text:style-name="P12"><text:span text:style-name="T7"><text:tab/><text:tab/><text:tab/><text:tab/></text:span>Symtable()<text:span text:style-name="T7">: Default constructor, sets occupied to 0 and creates the initial <text:tab/><text:tab/><text:tab/><text:tab/>vector to be of size SYMTABLESIZE</text:span></text:p>
      <text:p text:style-name="P12"><text:span text:style-name="T7"><text:tab/><text:tab/><text:tab/><text:tab/></text:span>void loadResvd()<text:span text:style-name="T7">: Loads the predefined reserved words into the htable. <text:tab/><text:tab/><text:tab/><text:tab/><text:tab/>Implementation uses bad practice magic numbers. A more adequate <text:tab/><text:tab/><text:tab/><text:tab/><text:tab/>solution may be added given enough time</text:span></text:p>
      <text:p text:style-name="P12"><text:span text:style-name="T7"><text:tab/><text:tab/><text:tab/><text:tab/></text:span>~Symtable(): <text:span text:style-name="T7">Default destructor</text:span></text:p>
      <text:p text:style-name="P12"><text:span text:style-name="T7"><text:tab/><text:tab/><text:tab/><text:tab/></text:span>int search(string s)<text:span text:style-name="T7">: Uses hashfn to locate the index where a string s <text:tab/><text:tab/><text:tab/><text:tab/><text:tab/>exists. The string will be the lexeme of the Token at that location</text:span></text:p>
      <text:p text:style-name="P12"><text:span text:style-name="T7"><text:tab/><text:tab/><text:tab/><text:tab/></text:span>int insert(string s, Token &amp;t)<text:span text:style-name="T7">: Us</text:span><text:span text:style-name="T9">es hashfn() to locate the index where <text:tab/><text:tab/><text:tab/><text:tab/><text:tab/>the token is inserted and place token t into that spot. As of now there is no <text:tab/><text:tab/><text:tab/><text:tab/>case for collisions which will need to change in future iterations</text:span></text:p>
      <text:p text:style-name="P14">const Token&amp; index(int I)<text:span text:style-name="T7">: returns a reference to the token situated at index I. This function was created to ease my suffering but I haven't use it yet. Will remove it for coverage stats if necessary</text:span></text:p>
      <text:p text:style-name="P16">bool full()<text:span text:style-name="T7">:Simple boolean returns true onle if the occupied variable is equivalent to SYMTABLESIZE</text:span></text:p>
      <text:p text:style-name="P16">int getOC()<text:span text:style-name="T7">: returns the occupied variable</text:span></text:p>
      <text:p text:style-name="P16">void printTable():<text:span text:style-name="T7"> An error checking function, prints out the whole htable to the command line NOT THE OUTPUTFILEwill likely comment out for coverage stats</text:span></text:p>
      <text:list xml:id="list203241069795014" text:continue-numbering="true" text:style-name="L2">
        <text:list-item>
          <text:list>
            <text:list-item>
              <text:list>
                <text:list-item>
                  <text:p text:style-name="P13"><text:span text:style-name="T8">S</text:span><text:span text:style-name="T7">canner: The scanner is the heavy lifter of this program. The primary role being getToken() which will get called by administration and determines which Tokens to assign to the input.</text:span></text:p>
                  <text:list>
                    <text:list-item>
                      <text:list>
                        <text:list-header>
                          <text:p text:style-name="P13"><text:span text:style-name="T7">Member Variables: </text:span></text:p>
                          <text:list>
                            <text:list-item>
                              <text:list>
                                <text:list-header>
                                  <text:p text:style-name="P15">ifstream *inputfileptr:<text:span text:style-name="T7"> of type ifstream this pointer is passed in with the constructor of the scanner and will point to the source material. This pointer will be used to read new characters to be scanned</text:span></text:p>
                                  <text:p text:style-name="P17">symtable *symtableptr:<text:span text:style-name="T7"> of type symtable this pointer is passed in with the constructor as well</text:span></text:p>
                                </text:list-header>
                              </text:list>
                            </text:list-item>
                          </text:list>
                        </text:list-header>
                      </text:list>
                    </text:list-item>
                  </text:list>
                </text:list-item>
                <text:list-item>
                  <text:p text:style-name="P13"><text:span text:style-name="T7"/></text:p>
                </text:list-item>
              </text:list>
            </text:list-item>
          </text:list>
        </text:list-item>
      </text:list>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7:37:21.489000000</meta:creation-date>
    <dc:date>2019-01-26T20:32:40.778779493</dc:date>
    <meta:editing-duration>PT29M54S</meta:editing-duration>
    <meta:editing-cycles>2</meta:editing-cycles>
    <meta:generator>LibreOffice/5.0.6.2$Linux_X86_64 LibreOffice_project/00$Build-2</meta:generator>
    <meta:document-statistic meta:table-count="0" meta:image-count="0" meta:object-count="0" meta:page-count="2" meta:paragraph-count="48" meta:word-count="693" meta:character-count="4261" meta:non-whitespace-character-count="3482"/>
  </office:meta>
</office:document-meta>
</file>